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56cm" fo:min-width="25.44cm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1.909cm" fo:min-width="25.44cm"/>
    </style:style>
    <style:style style:name="gr3" style:family="graphic" style:parent-style-name="standard">
      <style:graphic-properties draw:textarea-horizontal-align="justify" draw:textarea-vertical-align="middle" draw:auto-grow-height="false" fo:min-height="13.117cm" fo:min-width="25.44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3.81cm" svg:x="1cm" svg:y="1cm">
          <text:p text:style-name="P1">DAVE THOMPSON IS M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5.94cm" svg:height="2.159cm" svg:x="1cm" svg:y="4.937cm">
          <text:p text:style-name="P1">Email github linkedin instagram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5.94cm" svg:height="13.367cm" svg:x="1cm" svg:y="7.223cm">
          <text:p text:style-name="P1">&lt; Pic / About Me &gt; Projects &gt; Resume &gt; Hire M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4T09:00:29.501420666</meta:creation-date>
    <dc:date>2019-09-14T09:11:22.437627855</dc:date>
    <meta:editing-duration>PT21S</meta:editing-duration>
    <meta:editing-cycles>1</meta:editing-cycles>
    <meta:document-statistic meta:object-count="3"/>
    <meta:generator>LibreOffice/5.1.6.2$Linux_X86_64 LibreOffice_project/10m0$Build-2</meta:generator>
  </office:meta>
</office:document-meta>
</file>